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f50b8" officeooo:paragraph-rsid="004f50b8"/>
    </style:style>
    <style:style style:name="P2" style:family="paragraph" style:parent-style-name="Text_20_body" style:list-style-name="L3">
      <style:text-properties style:font-name="Bitstream Vera Sans Mono" officeooo:rsid="005616d5" officeooo:paragraph-rsid="005616d5"/>
    </style:style>
    <style:style style:name="P3" style:family="paragraph" style:parent-style-name="Text_20_body">
      <style:text-properties style:font-name="FreeSans" officeooo:rsid="0052a48c" officeooo:paragraph-rsid="00576b14"/>
    </style:style>
    <style:style style:name="P4" style:family="paragraph" style:parent-style-name="Text_20_body" style:list-style-name="L2">
      <style:text-properties style:font-name="FreeSans" officeooo:rsid="0052a48c" officeooo:paragraph-rsid="00554b83"/>
    </style:style>
    <style:style style:name="P5" style:family="paragraph" style:parent-style-name="Text_20_body" style:list-style-name="L3">
      <style:text-properties style:font-name="FreeSans" officeooo:rsid="00554b83" officeooo:paragraph-rsid="007715ea"/>
    </style:style>
    <style:style style:name="P6" style:family="paragraph" style:parent-style-name="Text_20_body" style:list-style-name="L2">
      <style:text-properties style:font-name="FreeSans" officeooo:rsid="0059c860" officeooo:paragraph-rsid="007734ee"/>
    </style:style>
    <style:style style:name="P7" style:family="paragraph" style:parent-style-name="Text_20_body" style:list-style-name="L2">
      <style:text-properties style:font-name="FreeSans" officeooo:rsid="005a5a9c" officeooo:paragraph-rsid="005c744d"/>
    </style:style>
    <style:style style:name="P8" style:family="paragraph" style:parent-style-name="Text_20_body" style:list-style-name="L3">
      <style:text-properties style:font-name="FreeSans" officeooo:rsid="005a5a9c" officeooo:paragraph-rsid="005a5a9c"/>
    </style:style>
    <style:style style:name="P9" style:family="paragraph" style:parent-style-name="Text_20_body" style:list-style-name="L3">
      <style:text-properties style:font-name="FreeSans" officeooo:rsid="005c744d" officeooo:paragraph-rsid="005c744d"/>
    </style:style>
    <style:style style:name="P10" style:family="paragraph" style:parent-style-name="Text_20_body" style:list-style-name="L2">
      <style:text-properties style:font-name="FreeSans" officeooo:rsid="005d8f74" officeooo:paragraph-rsid="005d8f74"/>
    </style:style>
    <style:style style:name="P11" style:family="paragraph" style:parent-style-name="Text_20_body" style:list-style-name="L3">
      <style:text-properties style:font-name="FreeSans" officeooo:rsid="005d8f74" officeooo:paragraph-rsid="005dcfd8"/>
    </style:style>
    <style:style style:name="P12" style:family="paragraph" style:parent-style-name="Text_20_body">
      <style:text-properties style:font-name="FreeSans" officeooo:rsid="005e75fc" officeooo:paragraph-rsid="005e75fc"/>
    </style:style>
    <style:style style:name="P13" style:family="paragraph" style:parent-style-name="Text_20_body" style:list-style-name="L2">
      <style:text-properties style:font-name="FreeSans" officeooo:rsid="0061b455" officeooo:paragraph-rsid="0061b455"/>
    </style:style>
    <style:style style:name="P14" style:family="paragraph" style:parent-style-name="Text_20_body" style:list-style-name="L3">
      <style:text-properties style:font-name="FreeSans" officeooo:rsid="0061b455" officeooo:paragraph-rsid="00639268"/>
    </style:style>
    <style:style style:name="P15" style:family="paragraph" style:parent-style-name="Text_20_body" style:list-style-name="L2">
      <style:text-properties style:font-name="FreeSans" officeooo:rsid="00657c18" officeooo:paragraph-rsid="006c2e36"/>
    </style:style>
    <style:style style:name="P16" style:family="paragraph" style:parent-style-name="Text_20_body" style:list-style-name="L3">
      <style:text-properties style:font-name="FreeSans" officeooo:rsid="00657c18" officeooo:paragraph-rsid="006c2e36"/>
    </style:style>
    <style:style style:name="P17" style:family="paragraph" style:parent-style-name="Text_20_body" style:list-style-name="L3">
      <style:text-properties style:font-name="FreeSans" officeooo:rsid="00657c18" officeooo:paragraph-rsid="00664ff6"/>
    </style:style>
    <style:style style:name="P18" style:family="paragraph" style:parent-style-name="Text_20_body" style:list-style-name="L2">
      <style:text-properties style:font-name="FreeSans" officeooo:rsid="00664ff6" officeooo:paragraph-rsid="00664ff6"/>
    </style:style>
    <style:style style:name="P19" style:family="paragraph" style:parent-style-name="Text_20_body" style:list-style-name="L2">
      <style:text-properties style:font-name="FreeSans" officeooo:rsid="0069e09a" officeooo:paragraph-rsid="006d2863"/>
    </style:style>
    <style:style style:name="P20" style:family="paragraph" style:parent-style-name="Text_20_body" style:list-style-name="L2">
      <style:text-properties style:font-name="FreeSans" officeooo:rsid="0069e09a" officeooo:paragraph-rsid="0069e09a"/>
    </style:style>
    <style:style style:name="P21" style:family="paragraph" style:parent-style-name="Text_20_body" style:list-style-name="L3">
      <style:text-properties style:font-name="FreeSans" officeooo:rsid="0069e09a" officeooo:paragraph-rsid="006c2e36"/>
    </style:style>
    <style:style style:name="P22" style:family="paragraph" style:parent-style-name="Text_20_body" style:list-style-name="L3">
      <style:text-properties style:font-name="FreeSans" officeooo:rsid="0069e09a" officeooo:paragraph-rsid="0069e09a"/>
    </style:style>
    <style:style style:name="P23" style:family="paragraph" style:parent-style-name="Text_20_body" style:list-style-name="L2">
      <style:text-properties style:font-name="FreeSans" officeooo:rsid="007a903d" officeooo:paragraph-rsid="007a903d"/>
    </style:style>
    <style:style style:name="P24" style:family="paragraph" style:parent-style-name="Text_20_body" style:list-style-name="L3">
      <style:text-properties style:font-name="FreeSans" officeooo:rsid="007a903d" officeooo:paragraph-rsid="007a903d"/>
    </style:style>
    <style:style style:name="P25" style:family="paragraph" style:parent-style-name="Text_20_body" style:list-style-name="L2">
      <style:text-properties style:font-name="FreeSans" fo:font-style="normal" officeooo:rsid="007a903d" officeooo:paragraph-rsid="007a903d" style:font-style-asian="normal" style:font-style-complex="normal"/>
    </style:style>
    <style:style style:name="P26" style:family="paragraph" style:parent-style-name="Text_20_body" style:list-style-name="L3">
      <style:text-properties style:font-name="FreeSans" officeooo:rsid="007bd246" officeooo:paragraph-rsid="007ce73e"/>
    </style:style>
    <style:style style:name="P27" style:family="paragraph" style:parent-style-name="Heading_20_1">
      <style:text-properties style:font-name="FreeSans" officeooo:rsid="004f50b8" officeooo:paragraph-rsid="005616d5"/>
    </style:style>
    <style:style style:name="P28" style:family="paragraph" style:parent-style-name="Heading_20_1">
      <style:text-properties officeooo:rsid="004f50b8" officeooo:paragraph-rsid="00592d8f"/>
    </style:style>
    <style:style style:name="P29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54b83" style:font-style-asian="italic" style:font-style-complex="italic"/>
    </style:style>
    <style:style style:name="T3" style:family="text">
      <style:text-properties fo:font-style="italic" officeooo:rsid="005616d5" style:font-style-asian="italic" style:font-style-complex="italic"/>
    </style:style>
    <style:style style:name="T4" style:family="text">
      <style:text-properties fo:font-style="italic" officeooo:rsid="00576b14" style:font-style-asian="italic" style:font-style-complex="italic"/>
    </style:style>
    <style:style style:name="T5" style:family="text">
      <style:text-properties fo:font-style="italic" officeooo:rsid="0052a48c" style:font-style-asian="italic" style:font-style-complex="italic"/>
    </style:style>
    <style:style style:name="T6" style:family="text">
      <style:text-properties fo:font-style="italic" officeooo:rsid="005dcfd8" style:font-style-asian="italic" style:font-style-complex="italic"/>
    </style:style>
    <style:style style:name="T7" style:family="text">
      <style:text-properties fo:font-style="italic" officeooo:rsid="005a5a9c" style:font-style-asian="italic" style:font-style-complex="italic"/>
    </style:style>
    <style:style style:name="T8" style:family="text">
      <style:text-properties fo:font-style="italic" officeooo:rsid="0068640e" style:font-style-asian="italic" style:font-style-complex="italic"/>
    </style:style>
    <style:style style:name="T9" style:family="text">
      <style:text-properties fo:font-style="italic" officeooo:rsid="0061b455" style:font-style-asian="italic" style:font-style-complex="italic"/>
    </style:style>
    <style:style style:name="T10" style:family="text">
      <style:text-properties fo:font-style="italic" officeooo:rsid="006b39f8" style:font-style-asian="italic" style:font-style-complex="italic"/>
    </style:style>
    <style:style style:name="T11" style:family="text">
      <style:text-properties fo:font-style="italic" officeooo:rsid="005c744d" style:font-style-asian="italic" style:font-style-complex="italic"/>
    </style:style>
    <style:style style:name="T12" style:family="text">
      <style:text-properties fo:font-style="italic" officeooo:rsid="00724cee" style:font-style-asian="italic" style:font-style-complex="italic"/>
    </style:style>
    <style:style style:name="T13" style:family="text">
      <style:text-properties fo:font-style="italic" officeooo:rsid="0072dae9" style:font-style-asian="italic" style:font-style-complex="italic"/>
    </style:style>
    <style:style style:name="T14" style:family="text">
      <style:text-properties fo:font-style="italic" officeooo:rsid="00741c94" style:font-style-asian="italic" style:font-style-complex="italic"/>
    </style:style>
    <style:style style:name="T15" style:family="text">
      <style:text-properties fo:font-style="italic" officeooo:rsid="007bd246" style:font-style-asian="italic" style:font-style-complex="italic"/>
    </style:style>
    <style:style style:name="T16" style:family="text">
      <style:text-properties fo:font-style="italic" officeooo:rsid="007ce73e" style:font-style-asian="italic" style:font-style-complex="italic"/>
    </style:style>
    <style:style style:name="T17" style:family="text">
      <style:text-properties fo:font-style="italic" style:text-underline-style="none" officeooo:rsid="00554b83" style:font-style-asian="italic" style:font-style-complex="italic"/>
    </style:style>
    <style:style style:name="T18" style:family="text">
      <style:text-properties officeooo:rsid="00312a56"/>
    </style:style>
    <style:style style:name="T19" style:family="text">
      <style:text-properties officeooo:rsid="0052a48c"/>
    </style:style>
    <style:style style:name="T20" style:family="text">
      <style:text-properties officeooo:rsid="00554b83"/>
    </style:style>
    <style:style style:name="T21" style:family="text">
      <style:text-properties officeooo:rsid="005616d5"/>
    </style:style>
    <style:style style:name="T22" style:family="text">
      <style:text-properties style:font-name="FreeSans"/>
    </style:style>
    <style:style style:name="T23" style:family="text">
      <style:text-properties style:font-name="FreeSans" fo:font-style="italic" style:font-style-asian="italic" style:font-style-complex="italic"/>
    </style:style>
    <style:style style:name="T24" style:family="text">
      <style:text-properties style:font-name="FreeSans" fo:font-style="italic" officeooo:rsid="007da064" style:font-style-asian="italic" style:font-style-complex="italic"/>
    </style:style>
    <style:style style:name="T25" style:family="text">
      <style:text-properties style:font-name="FreeSans" officeooo:rsid="0053ff12"/>
    </style:style>
    <style:style style:name="T26" style:family="text">
      <style:text-properties style:font-name="FreeSans" officeooo:rsid="00592d8f"/>
    </style:style>
    <style:style style:name="T27" style:family="text">
      <style:text-properties style:font-name="FreeSans" officeooo:rsid="006e2127"/>
    </style:style>
    <style:style style:name="T28" style:family="text">
      <style:text-properties style:font-name="FreeSans" officeooo:rsid="007da064"/>
    </style:style>
    <style:style style:name="T29" style:family="text">
      <style:text-properties style:font-name="FreeSans" fo:font-style="normal" officeooo:rsid="007da064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5616d5" style:font-style-asian="normal" style:font-style-complex="normal"/>
    </style:style>
    <style:style style:name="T32" style:family="text">
      <style:text-properties fo:font-style="normal" officeooo:rsid="00576b14" style:font-style-asian="normal" style:font-style-complex="normal"/>
    </style:style>
    <style:style style:name="T33" style:family="text">
      <style:text-properties fo:font-style="normal" officeooo:rsid="0059c860" style:font-style-asian="normal" style:font-style-complex="normal"/>
    </style:style>
    <style:style style:name="T34" style:family="text">
      <style:text-properties fo:font-style="normal" officeooo:rsid="005a5a9c" style:font-style-asian="normal" style:font-style-complex="normal"/>
    </style:style>
    <style:style style:name="T35" style:family="text">
      <style:text-properties fo:font-style="normal" officeooo:rsid="0052a48c" style:font-style-asian="normal" style:font-style-complex="normal"/>
    </style:style>
    <style:style style:name="T36" style:family="text">
      <style:text-properties fo:font-style="normal" officeooo:rsid="005c744d" style:font-style-asian="normal" style:font-style-complex="normal"/>
    </style:style>
    <style:style style:name="T37" style:family="text">
      <style:text-properties fo:font-style="normal" officeooo:rsid="005d8f74" style:font-style-asian="normal" style:font-style-complex="normal"/>
    </style:style>
    <style:style style:name="T38" style:family="text">
      <style:text-properties fo:font-style="normal" officeooo:rsid="00657c18" style:font-style-asian="normal" style:font-style-complex="normal"/>
    </style:style>
    <style:style style:name="T39" style:family="text">
      <style:text-properties fo:font-style="normal" officeooo:rsid="0066d299" style:font-style-asian="normal" style:font-style-complex="normal"/>
    </style:style>
    <style:style style:name="T40" style:family="text">
      <style:text-properties fo:font-style="normal" officeooo:rsid="0068640e" style:font-style-asian="normal" style:font-style-complex="normal"/>
    </style:style>
    <style:style style:name="T41" style:family="text">
      <style:text-properties fo:font-style="normal" officeooo:rsid="0061b455" style:font-style-asian="normal" style:font-style-complex="normal"/>
    </style:style>
    <style:style style:name="T42" style:family="text">
      <style:text-properties fo:font-style="normal" officeooo:rsid="006b39f8" style:font-style-asian="normal" style:font-style-complex="normal"/>
    </style:style>
    <style:style style:name="T43" style:family="text">
      <style:text-properties fo:font-style="normal" officeooo:rsid="00724cee" style:font-style-asian="normal" style:font-style-complex="normal"/>
    </style:style>
    <style:style style:name="T44" style:family="text">
      <style:text-properties fo:font-style="normal" officeooo:rsid="0072dae9" style:font-style-asian="normal" style:font-style-complex="normal"/>
    </style:style>
    <style:style style:name="T45" style:family="text">
      <style:text-properties fo:font-style="normal" officeooo:rsid="00741c94" style:font-style-asian="normal" style:font-style-complex="normal"/>
    </style:style>
    <style:style style:name="T46" style:family="text">
      <style:text-properties fo:font-style="normal" officeooo:rsid="0075e687" style:font-style-asian="normal" style:font-style-complex="normal"/>
    </style:style>
    <style:style style:name="T47" style:family="text">
      <style:text-properties fo:font-style="normal" officeooo:rsid="007734ee" style:font-style-asian="normal" style:font-style-complex="normal"/>
    </style:style>
    <style:style style:name="T48" style:family="text">
      <style:text-properties fo:font-style="normal" officeooo:rsid="007bd246" style:font-style-asian="normal" style:font-style-complex="normal"/>
    </style:style>
    <style:style style:name="T49" style:family="text">
      <style:text-properties fo:font-style="normal" officeooo:rsid="007ce73e" style:font-style-asian="normal" style:font-style-complex="normal"/>
    </style:style>
    <style:style style:name="T50" style:family="text">
      <style:text-properties officeooo:rsid="00576b14"/>
    </style:style>
    <style:style style:name="T51" style:family="text">
      <style:text-properties style:font-name="Bitstream Vera Sans Mono"/>
    </style:style>
    <style:style style:name="T52" style:family="text">
      <style:text-properties style:font-name="Bitstream Vera Sans Mono" officeooo:rsid="005a5a9c"/>
    </style:style>
    <style:style style:name="T53" style:family="text">
      <style:text-properties style:font-name="Bitstream Vera Sans Mono" officeooo:rsid="005a9c22"/>
    </style:style>
    <style:style style:name="T54" style:family="text">
      <style:text-properties style:font-name="Bitstream Vera Sans Mono" officeooo:rsid="005c744d"/>
    </style:style>
    <style:style style:name="T55" style:family="text">
      <style:text-properties style:font-name="Bitstream Vera Sans Mono" officeooo:rsid="005dcfd8"/>
    </style:style>
    <style:style style:name="T56" style:family="text">
      <style:text-properties style:font-name="Bitstream Vera Sans Mono" fo:font-style="normal" style:font-style-asian="normal" style:font-style-complex="normal"/>
    </style:style>
    <style:style style:name="T57" style:family="text">
      <style:text-properties style:font-name="Bitstream Vera Sans Mono" fo:font-style="normal" officeooo:rsid="0061b455" style:font-style-asian="normal" style:font-style-complex="normal"/>
    </style:style>
    <style:style style:name="T58" style:family="text">
      <style:text-properties style:font-name="Bitstream Vera Sans Mono" fo:font-style="normal" officeooo:rsid="006b39f8" style:font-style-asian="normal" style:font-style-complex="normal"/>
    </style:style>
    <style:style style:name="T59" style:family="text">
      <style:text-properties style:font-name="Bitstream Vera Sans Mono" fo:font-style="normal" officeooo:rsid="00657c18" style:font-style-asian="normal" style:font-style-complex="normal"/>
    </style:style>
    <style:style style:name="T60" style:family="text">
      <style:text-properties style:font-name="Bitstream Vera Sans Mono" fo:font-style="normal" officeooo:rsid="0075e687" style:font-style-asian="normal" style:font-style-complex="normal"/>
    </style:style>
    <style:style style:name="T61" style:family="text">
      <style:text-properties style:font-name="Bitstream Vera Sans Mono" fo:font-style="normal" officeooo:rsid="007ce73e" style:font-style-asian="normal" style:font-style-complex="normal"/>
    </style:style>
    <style:style style:name="T62" style:family="text">
      <style:text-properties officeooo:rsid="005a5a9c"/>
    </style:style>
    <style:style style:name="T63" style:family="text">
      <style:text-properties officeooo:rsid="005a9c22"/>
    </style:style>
    <style:style style:name="T64" style:family="text">
      <style:text-properties officeooo:rsid="005dcfd8"/>
    </style:style>
    <style:style style:name="T65" style:family="text">
      <style:text-properties officeooo:rsid="00606901"/>
    </style:style>
    <style:style style:name="T66" style:family="text">
      <style:text-properties officeooo:rsid="0068640e"/>
    </style:style>
    <style:style style:name="T67" style:family="text">
      <style:text-properties officeooo:rsid="006f29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8">SQL für QGIS</text:span></text:p>
      <text:p text:style-name="P1"><text:span text:style-name="T22">Aufgabenstellung ist die Erzeugung von je einem Kartenblatt für die </text:span><text:span text:style-name="T27">Staaten</text:span><text:span text:style-name="T22"> Österreich, Schweiz und Deutschland aus dem Datensatz </text:span><text:span text:style-name="T23">Natural Earth</text:span><text:span text:style-name="T22"> </text:span><text:span text:style-name="T25">in QGIS mittels Atlas-Druck.</text:span></text:p>
      <text:h text:style-name="P28" text:outline-level="1"><text:span text:style-name="T26">Vorbereitungen</text:span><text:span text:style-name="T22"> </text:span></text:h>
      <text:p text:style-name="P3">Laden Sie <text:span text:style-name="T21">folgende </text:span>Layer aus der <text:span text:style-name="T1">NaturalEarth</text:span> – Datenbank (PostGIS) ins Projekt <text:span text:style-name="T21">(Reihenfolge von oben nach unten): </text:span><text:span text:style-name="T3">ne_10m_populated_places </text:span><text:span text:style-name="T32">(rot)</text:span><text:span text:style-name="T3">, ne_10m_lakes_rivers_centerlines </text:span><text:span text:style-name="T32">(blau)</text:span><text:span text:style-name="T3">, ne_10m_lakes </text:span><text:span text:style-name="T32">(blau)</text:span><text:span text:style-name="T3">, ne_10m_ocean </text:span><text:span text:style-name="T32">(helleres blau)</text:span><text:span text:style-name="T3">, ne_10m_urban_areas </text:span><text:span text:style-name="T32">(rot)</text:span><text:span text:style-name="T3"> </text:span><text:span text:style-name="T31">und </text:span><text:span text:style-name="T3">ne_10m_admin_0_countries </text:span><text:span text:style-name="T32">(grau mit wei</text:span><text:span text:style-name="T33">ß</text:span><text:span text:style-name="T32">em Rand)</text:span>.</text:p>
      <text:p text:style-name="P12">Stellen Sie das Projekt <text:span text:style-name="T65">z.B. </text:span>auf <text:span text:style-name="T65">die Projektion EPSG:25832 ein.</text:span></text:p>
      <text:p text:style-name="P3">Erzeugen Sie eine Druckzusammenstellung (A4 Querformat) mit einer Karte <text:span text:style-name="T67">und einem Beschriftungselement</text:span>.</text:p>
      <text:h text:style-name="P27" text:outline-level="1">Aufgaben</text:h>
      <text:list xml:id="list6599231894303315121" text:style-name="L2">
        <text:list-item>
          <text:p text:style-name="P4"><text:span text:style-name="T20">S</text:span>etzen Sie den Layer <text:span text:style-name="T1">ne_10m_admin_0_countries</text:span> <text:span text:style-name="T50">in der </text:span><text:span text:style-name="T4">Atlas-Erzeugung</text:span><text:span text:style-name="T50"> </text:span>als <text:span text:style-name="T2">Abdeckungs</text:span><text:span text:style-name="T1">layer</text:span> , <text:span text:style-name="T66">stellen Sie </text:span><text:span text:style-name="T8">Seitenname </text:span><text:span text:style-name="T40">auf das Feld </text:span><text:span text:style-name="T8">name_long </text:span><text:span text:style-name="T40">ein </text:span><text:span text:style-name="T66">und stellen Sie </text:span><text:span text:style-name="T17">Filtern nach</text:span><text:span text:style-name="T20"> so ein, dass nur Atlasseiten für Österreich, die Schweiz und Deutschland gedruckt werden.</text:span></text:p>
        </text:list-item>
        <text:list-item>
          <text:p text:style-name="P10">Fügen Sie ein Beschriftungselement ein, das den Namen des jeweils dargestellten Landes und seine Größe in km² anzeigt.</text:p>
        </text:list-item>
        <text:list-item>
          <text:p text:style-name="P7">Färben Sie im Layer <text:s/><text:span text:style-name="T5">ne_10m_admin_0_countries</text:span><text:span text:style-name="T35"> </text:span><text:span text:style-name="T30">den aktuell dargestellten Staat grün ein.</text:span></text:p>
        </text:list-item>
        <text:list-item>
          <text:p text:style-name="P7"><text:span text:style-name="T36">Beschriften Sie </text:span><text:span text:style-name="T37">alle</text:span><text:span text:style-name="T36"> aktuell nicht dargestellten Länder.</text:span></text:p>
        </text:list-item>
        <text:list-item>
          <text:p text:style-name="P15"><text:span text:style-name="T30">Stellen Sie im Layer </text:span><text:span text:style-name="T3">ne_10m_populated_places</text:span><text:span text:style-name="T31"> </text:span><text:span text:style-name="T30">nur Städte im aktuell dargestellten Staat oder Hauptstädte dar.</text:span></text:p>
        </text:list-item>
        <text:list-item>
          <text:p text:style-name="P19"><text:span text:style-name="T36">Skalieren Sie den Punkt </text:span><text:span text:style-name="T38">im Layer </text:span><text:span text:style-name="T3">ne_10m_populated_places </text:span><text:span text:style-name="T36">nach der Stadtgröße (Feld </text:span><text:span text:style-name="T11">scalerank</text:span><text:span text:style-name="T36">, Werte </text:span><text:span text:style-name="T42">0</text:span><text:span text:style-name="T36"> (groß) bis 9 (klein)).</text:span></text:p>
        </text:list-item>
        <text:list-item>
          <text:p text:style-name="P6">Beschriften Sie <text:span text:style-name="T3">ne_10m_populated_places</text:span><text:span text:style-name="T31"> </text:span><text:span text:style-name="T30">mit dem Stadtnamen und zwar derart, dass alle Hauptstädte unterstrichen </text:span><text:span text:style-name="T43">werden.<text:line-break/></text:span><text:span text:style-name="T39">Hinweis: </text:span><text:span text:style-name="T34">Das Feld </text:span><text:span text:style-name="T7">adm0cap</text:span><text:span text:style-name="T34"> (Wert 0/1) zeigt eine Hauptstadt an</text:span><text:span text:style-name="T39">.</text:span></text:p>
        </text:list-item>
        <text:list-item>
          <text:p text:style-name="P6"><text:span text:style-name="T47">D</text:span><text:span text:style-name="T43">er </text:span><text:span text:style-name="T12">Puffer</text:span><text:span text:style-name="T43"> soll die Farbe des darunterliegenden Staates (grün für aktuell dargestellten Staat, ansonsten grau) haben.</text:span></text:p>
        </text:list-item>
        <text:list-item>
          <text:p text:style-name="P13"><text:span text:style-name="T30">Wählen Sie die Schriftgröße für die Städte nach der Bedeutung der Städte in 3 Klassen (Feld </text:span><text:span text:style-name="T1">scalerank</text:span><text:span text:style-name="T30">): 0 oder 1: 12 pt, 2 bis 5: 10 pt, über 5: 8 pt</text:span></text:p>
        </text:list-item>
        <text:list-item>
          <text:p text:style-name="P18"><text:span text:style-name="T30">Stellen Sie im Layer <text:s/></text:span><text:span text:style-name="T3">ne_10m_urban_areas </text:span><text:span text:style-name="T38">nur Städte im aktuell dargestellten Staat dar.</text:span></text:p>
        </text:list-item>
        <text:list-item>
          <text:p text:style-name="P20"><text:span text:style-name="T38">S</text:span><text:span text:style-name="T30">tellen Sie im Layer </text:span><text:span text:style-name="T3">ne_10m_lakes_rivers_centerlines</text:span><text:span text:style-name="T31"> </text:span><text:span text:style-name="T30">die Flüsse nach ihrer </text:span><text:soft-page-break/><text:span text:style-name="T30">Größe (Feld </text:span><text:span text:style-name="T1">scalerank</text:span><text:span text:style-name="T30">, Werte 1 (groß) bis 9 (klein)) dar. Größere Flüsse sollen breiter dargestellt werden.</text:span></text:p>
        </text:list-item>
        <text:list-item>
          <text:p text:style-name="P23"><text:span text:style-name="T30">Erzeugen Sie einen QueryLayer aus der Datenbank, der die Anzahl der in den Städten wohnenden Personen für jedes Land enthält (Feld </text:span><text:span text:style-name="T1">pop_max </text:span><text:span text:style-name="T30">im Layer </text:span><text:span text:style-name="T3">ne_10m_populated_places</text:span><text:span text:style-name="T30">).</text:span></text:p>
        </text:list-item>
        <text:list-item>
          <text:p text:style-name="P25">Joinen Sie diesen Layer an <text:s/><text:span text:style-name="T5">ne_10m_admin_0_countries</text:span><text:span text:style-name="T19"> </text:span>und geben Sie die Anzahl der Personen in der Druckzusammenstellung im Beschriftungselement mit an.</text:p>
        </text:list-item>
      </text:list>
      <text:h text:style-name="Heading_20_1" text:outline-level="1">Lösungen</text:h>
      <text:list xml:id="list6167965677564041404" text:style-name="L3">
        <text:list-item>
          <text:p text:style-name="P2"><text:span text:style-name="T28">Filter in </text:span><text:span text:style-name="T24">Filtern nach</text:span><text:span text:style-name="T29">:<text:line-break/></text:span>“name_long“ IN (‘Austria‘,‘Germany‘,‘Switzerland‘)</text:p>
        </text:list-item>
        <text:list-item>
          <text:p text:style-name="P11"><text:span text:style-name="T64">Haken Sie in den Elementeigenschaften der Beschriftung </text:span><text:span text:style-name="T6">Als HTML darstellen</text:span><text:span text:style-name="T64"> an und klicken Sie</text:span> auf <text:span text:style-name="T1">Einen Ausdruck einfügen...</text:span> ; <text:span text:style-name="T64">geben Sie</text:span> folgenden Ausdruck ein: <text:span text:style-name="T54">“name_long“ </text:span><text:span text:style-name="T51">|| &lt;br&gt; || </text:span><text:span text:style-name="T55">to_string(round($area / 10000000)) || ‘km²‘</text:span></text:p>
        </text:list-item>
        <text:list-item>
          <text:p text:style-name="P8">Regelbasierender Stil;<text:line-break/>Regel 1 (grün): <text:span text:style-name="T51">@atlas_featureid = “gid“<text:line-break/></text:span><text:span text:style-name="T63">Regel 2 (wie bisher grau mit weißem Rand): </text:span><text:span text:style-name="T53">ELSE</text:span></text:p>
        </text:list-item>
        <text:list-item>
          <text:p text:style-name="P9">Regelbasierende Beschriftung mit <text:span text:style-name="T1">name_long</text:span>;<text:line-break/>Regel: <text:span text:style-name="T52">@atlas_featureid != “gid“</text:span><text:span text:style-name="T62">, <text:line-break/></text:span>alternativ kann natürlich auch ein Ausdruck benutzt werden: <text:line-break/><text:span text:style-name="T51">CASE WHEN </text:span><text:span text:style-name="T52">@atlas_featureid != “gid“ </text:span><text:span text:style-name="T51">THEN “name_long“ ELSE ‘‘ END</text:span></text:p>
        </text:list-item>
        <text:list-item>
          <text:p text:style-name="P16">Regelbasierende Darstellung mit einer Regel:<text:line-break/><text:span text:style-name="T51">within($geometry, @atlas_geometry) or “adm0cap“ = 1</text:span></text:p>
        </text:list-item>
        <text:list-item>
          <text:p text:style-name="P21">Im <text:span text:style-name="T1">Stil –</text:span><text:span text:style-name="T30"> </text:span><text:span text:style-name="T1">Einfache </text:span><text:span text:style-name="T10">Markierung</text:span><text:span text:style-name="T1"> </text:span><text:span text:style-name="T42">der obigen Regel </text:span><text:span text:style-name="T30">wählen Sie in der </text:span><text:span text:style-name="T42">Größe</text:span><text:span text:style-name="T1"> </text:span><text:span text:style-name="T30">in der </text:span><text:span text:style-name="T9">Datendefinierten Übersteuerung Bearbeiten...</text:span><text:span text:style-name="T41"> </text:span><text:span text:style-name="T30">und geben Sie beispielsweise folgendes ein:</text:span><text:span text:style-name="T56"><text:line-break/></text:span><text:span text:style-name="T58">CASE WHEN </text:span><text:span text:style-name="T57">“scalerank“ </text:span><text:span text:style-name="T58">= 0 THEN 3.5 ELSE 3 / </text:span><text:span text:style-name="T57">“scalerank“ </text:span><text:span text:style-name="T58">END</text:span></text:p>
        </text:list-item>
        <text:list-item>
          <text:p text:style-name="P5"><text:span text:style-name="T62">Beschriftung mit Feld </text:span><text:span text:style-name="T13">name</text:span><text:span text:style-name="T62"><text:line-break/>In </text:span><text:span text:style-name="T13">Text – Stil </text:span><text:span text:style-name="T44">wählen Sie bei </text:span><text:span text:style-name="T13">Unterstrichener Text </text:span><text:span text:style-name="T44">in der </text:span><text:span text:style-name="T13">Da</text:span><text:span text:style-name="T9">tendefinierten Übersteuerung </text:span><text:span text:style-name="T44">das Feld </text:span><text:span text:style-name="T13">adm0cap </text:span><text:span text:style-name="T44">aus</text:span></text:p>
        </text:list-item>
        <text:list-item>
          <text:p text:style-name="P5"><text:span text:style-name="T45">Zunächst müssen Sie im Layer </text:span><text:span text:style-name="T14">ne_10m_admin_0_countries</text:span><text:span text:style-name="T45"> die </text:span><text:span text:style-name="T14">HTML-Notation</text:span><text:span text:style-name="T45"> Ihrer Farben feststellen.</text:span><text:span text:style-name="T44"> </text:span><text:span text:style-name="T45">Wählen Sie dann in</text:span><text:span text:style-name="T34"> </text:span><text:span text:style-name="T13">Puffer – Farbe</text:span><text:span text:style-name="T44"> in der </text:span><text:span text:style-name="T13">Da</text:span><text:span text:style-name="T9">tendefinierten Übersteuerung </text:span><text:span text:style-name="T13">Bearbeiten...</text:span><text:span text:style-name="T9"> </text:span><text:span text:style-name="T44">aus </text:span><text:span text:style-name="T45">und geben Sie ein:<text:line-break/></text:span><text:span text:style-name="T46">CASE WHEN </text:span><text:span text:style-name="T59">within($geometry, @atlas_geometry)<text:line-break/></text:span><text:span text:style-name="T60">THEN ‘#a6ce80‘ ELSE ‘#c8c8c8‘ END<text:line-break/></text:span><text:span text:style-name="T46">wobei Sie die Farben durch Ihre Farben ersetzen</text:span></text:p>
        </text:list-item>
        <text:list-item>
          <text:p text:style-name="P14">In <text:span text:style-name="T1">Text</text:span> – <text:span text:style-name="T1">Größe</text:span> wählen Sie in der <text:span text:style-name="T1">Datendefinierten Übersteuerung Bearbeiten...</text:span> und geben Sie folgende Regel ein: <text:line-break/><text:span text:style-name="T51">CASE WHEN “scalerank“ IN (0,1) THEN 12<text:line-break/></text:span><text:soft-page-break/><text:span text:style-name="T51">WHEN “scalerank“ IN (2,3,4,5) THEN 10<text:line-break/>ELSE 8 END</text:span></text:p>
        </text:list-item>
        <text:list-item>
          <text:p text:style-name="P17">Regelbasierende Darstellung mit einer Regel:<text:line-break/><text:span text:style-name="T51">within($geometry, @atlas_geometry)</text:span></text:p>
        </text:list-item>
        <text:list-item>
          <text:p text:style-name="P22">Im <text:span text:style-name="T1">Stil –</text:span><text:span text:style-name="T30"> </text:span><text:span text:style-name="T1">Einfache Linie </text:span><text:span text:style-name="T30">wählen Sie in der </text:span><text:span text:style-name="T1">Stiftbreite </text:span><text:span text:style-name="T30">in der </text:span><text:span text:style-name="T9">Datendefinierten Übersteuerung Bearbeiten...</text:span><text:span text:style-name="T41"> </text:span><text:span text:style-name="T30">und geben Sie beispielsweise folgendes ein:<text:line-break/></text:span><text:span text:style-name="T56">2 / “scalerank“</text:span><text:span text:style-name="T30">; experimentieren Sie mit verschiedenen Zahlen im Zähler!</text:span></text:p>
        </text:list-item>
        <text:list-item>
          <text:p text:style-name="P24"><text:span text:style-name="T30">Menü </text:span><text:span text:style-name="T1">Datenbank – DB-</text:span><text:span text:style-name="T15">Verwaltung</text:span><text:span text:style-name="T30"> auf die PostGIS-DB </text:span><text:span text:style-name="T1">NaturalEarth </text:span><text:span text:style-name="T30">verbinden, ein </text:span><text:span text:style-name="T1">SQL Fenster</text:span><text:span text:style-name="T30"> öffnen und folgende Query eingeben:<text:line-break/></text:span><text:span text:style-name="T56">SELECT adm0name, sum(pop_max)<text:line-break/>FROM ne_10m_populated_places<text:line-break/>GROUP BY adm0name<text:line-break/></text:span><text:span text:style-name="T30">Wählen Sie </text:span><text:span text:style-name="T15">Als neuen Layer laden</text:span><text:span text:style-name="T48">, geben Sie für die </text:span><text:span text:style-name="T15">Spalte(n) mit eindeutigen Werten</text:span><text:span text:style-name="T48"> </text:span><text:span text:style-name="T15">adm0name</text:span><text:span text:style-name="T48"> an und entfernen Sie den Haken bei </text:span><text:span text:style-name="T15">Geometriespalte</text:span><text:span text:style-name="T48">; klicken Sie auf </text:span><text:span text:style-name="T15">Jetzt laden!</text:span><text:span text:style-name="T48">.</text:span></text:p>
        </text:list-item>
        <text:list-item>
          <text:p text:style-name="P26"><text:span text:style-name="T48">I</text:span><text:span text:style-name="T30">n den Layereigenschaften von <text:s/></text:span><text:span text:style-name="T5">ne_10m_admin_0_countries</text:span><text:span text:style-name="T35"> </text:span><text:span text:style-name="T30">gehen Sie bitte auf </text:span><text:span text:style-name="T1">Verknüpfungen</text:span><text:span text:style-name="T30"> und klicken Sie auf das Pluszeichen. Im folgenden Dialog geben Sie bei </text:span><text:span text:style-name="T1">Layer verknüpfen</text:span><text:span text:style-name="T30"> den </text:span><text:span text:style-name="T1">QueryLayer</text:span><text:span text:style-name="T30">, bei </text:span><text:span text:style-name="T1">Verknüpfungsfeld adm0name</text:span><text:span text:style-name="T30"> und bei </text:span><text:span text:style-name="T1">Zielfeld name_long</text:span><text:span text:style-name="T30"> ein. </text:span><text:span text:style-name="T49">Klicken Sie auf </text:span><text:span text:style-name="T16">OK</text:span><text:span text:style-name="T49"> und beenden Sie die Layereigenschaften mit </text:span><text:span text:style-name="T16">OK</text:span><text:span text:style-name="T49">. Erweitern Sie den Beschriftungsausdruck um folgende Zeile:<text:line-break/></text:span><text:span text:style-name="T61">|| ‘&lt;br&gt;Einwohner in Städten ‘ ||<text:line-break/>to_string(“ QueryLayer_sum“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81cm" fo:margin-right="2.581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14T08:29:55.775287602</dc:date>
    <meta:editing-duration>P5DT20H48M9S</meta:editing-duration>
    <meta:editing-cycles>137</meta:editing-cycles>
    <meta:document-statistic meta:table-count="0" meta:image-count="0" meta:object-count="0" meta:page-count="3" meta:paragraph-count="34" meta:word-count="746" meta:character-count="5279" meta:non-whitespace-character-count="4581"/>
  </office:meta>
</office:document-meta>
</file>